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style>
    <style:style style:name="P5" style:family="paragraph" style:parent-style-name="Standard" style:list-style-name="L1"/>
    <style:style style:name="P6" style:family="paragraph" style:parent-style-name="Text_20_body" style:list-style-name="L2">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son 1</text:h>
      <text:p text:style-name="Standard"/>
      <text:p text:style-name="P1">Objectives:</text:p>
      <text:p text:style-name="Standard">Be clear what Blender is, where to download it, what it can achieve, sources of community support.</text:p>
      <text:p text:style-name="Standard"/>
      <text:p text:style-name="Standard">With Blender you can produce models of physical or fictional objects, create still frames or animated sequences, edit video, create 3D games and simulate motion in complex systems such as water, smoke, or cloth. Blender is released under GPL, which means you could examine, modify and redistribute it to other users. Download a copy from blender.org – make sure you get version 2.63 for this course. </text:p>
      <text:p text:style-name="Standard"/>
      <text:p text:style-name="Standard">With a little practice you will soon be able to find your way around the software and get some satisfying results. Although beyond the scope of an introductory course, you will shortly see some of the incredible results which can be achieved with Blender.</text:p>
      <text:p text:style-name="Standard"/>
      <text:p text:style-name="Standard">You should now watch the remaining YouTube videos for this lesson.</text:p>
      <text:p text:style-name="Standard"/>
      <text:p text:style-name="P1">Links:</text:p>
      <text:p text:style-name="Standard">blender.org</text:p>
      <text:p text:style-name="Standard">blenderartists.org</text:p>
      <text:p text:style-name="Standard">blender.org/forum</text:p>
      <text:p text:style-name="Standard">blenderguru.com</text:p>
      <text:p text:style-name="Standard"/>
      <text:p text:style-name="P1">Quiz: Due date - </text:p>
      <text:list xml:id="list1866690776" text:style-name="L1">
        <text:list-item>
          <text:p text:style-name="P5">What is the website address where you can download blender?</text:p>
        </text:list-item>
        <text:list-item>
          <text:p text:style-name="P5">Is blender good for creating or editing (audio, photos, diagrams, 3D models, animated sequences, movie sequences) – check all that apply.</text:p>
        </text:list-item>
        <text:list-item>
          <text:p text:style-name="P5">There are a number of online forums where I can ask for help with my projects T/F?</text:p>
        </text:list-item>
        <text:list-item>
          <text:p text:style-name="P5">Name the licence used to distribute Blend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cGinlay</meta:initial-creator>
    <meta:creation-date>2012-07-26T23:14:48</meta:creation-date>
    <dc:date>2012-07-30T13:42:14</dc:date>
    <dc:creator>Chris McGinlay</dc:creator>
    <meta:editing-duration>PT15H54M25S</meta:editing-duration>
    <meta:editing-cycles>18</meta:editing-cycles>
    <meta:generator>LibreOffice/3.4$Unix LibreOffice_project/340m1$Build-402</meta:generator>
    <meta:document-statistic meta:table-count="0" meta:image-count="0" meta:object-count="0" meta:page-count="1" meta:paragraph-count="16" meta:word-count="209" meta:character-count="1252" meta:non-whitespace-character-count="1061"/>
  </office:meta>
</office:document-meta>
</file>